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</office:automatic-styles>
  <office:body>
    <office:spreadsheet>
      <table:table table:name="wavetables" table:style-name="ta1">
        <table:table-column table:style-name="co1" table:default-cell-style-name="Default"/>
        <table:table-column table:style-name="co2" table:number-columns-repeated="64" table:default-cell-style-name="Default"/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x/2</text:p>
          </table:table-cell>
          <table:table-cell table:formula="of:=FLOOR([.$B$2]/2;1)" office:value-type="float" office:value="127" calcext:value-type="float">
            <text:p>12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*pi</text:p>
          </table:table-cell>
          <table:table-cell table:formula="of:=2*[.$B$4]" office:value-type="float" office:value="6.28318530717959" calcext:value-type="float">
            <text:p>6.2831853072</text:p>
          </table:table-cell>
          <table:table-cell table:number-columns-repeated="63"/>
        </table:table-row>
        <table:table-row table:style-name="ro1">
          <table:table-cell table:number-columns-repeated="65"/>
        </table:table-row>
        <table:table-row table:style-name="ro2">
          <table:table-cell office:value-type="string" calcext:value-type="string">
            <text:p>tbl len</text:p>
          </table:table-cell>
          <table:table-cell office:value-type="float" office:value="64" calcext:value-type="float">
            <text:p>64</text:p>
          </table:table-cell>
          <table:table-cell table:number-columns-repeated="63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ine</text:p>
          </table:table-cell>
          <table:table-cell table:style-name="ce2" table:formula="of:=(SIN(([.B10]/[.$B$7])*[.$B$5])*[.$B$3])" office:value-type="float" office:value="0" calcext:value-type="float">
            <text:p>000</text:p>
          </table:table-cell>
          <table:table-cell table:style-name="ce2" table:formula="of:=(SIN(([.C10]/[.$B$7])*[.$B$5])*[.$B$3])" office:value-type="float" office:value="12.4481768218542" calcext:value-type="float">
            <text:p>012</text:p>
          </table:table-cell>
          <table:table-cell table:style-name="ce2" table:formula="of:=(SIN(([.D10]/[.$B$7])*[.$B$5])*[.$B$3])" office:value-type="float" office:value="24.7764708960483" calcext:value-type="float">
            <text:p>025</text:p>
          </table:table-cell>
          <table:table-cell table:style-name="ce2" table:formula="of:=(SIN(([.E10]/[.$B$7])*[.$B$5])*[.$B$3])" office:value-type="float" office:value="36.8661540113167" calcext:value-type="float">
            <text:p>037</text:p>
          </table:table-cell>
          <table:table-cell table:style-name="ce2" table:formula="of:=(SIN(([.F10]/[.$B$7])*[.$B$5])*[.$B$3])" office:value-type="float" office:value="48.6007959103664" calcext:value-type="float">
            <text:p>049</text:p>
          </table:table-cell>
          <table:table-cell table:style-name="ce2" table:formula="of:=(SIN(([.G10]/[.$B$7])*[.$B$5])*[.$B$3])" office:value-type="float" office:value="59.8673855769017" calcext:value-type="float">
            <text:p>060</text:p>
          </table:table-cell>
          <table:table-cell table:style-name="ce2" table:formula="of:=(SIN(([.H10]/[.$B$7])*[.$B$5])*[.$B$3])" office:value-type="float" office:value="70.5574195934895" calcext:value-type="float">
            <text:p>071</text:p>
          </table:table-cell>
          <table:table-cell table:style-name="ce2" table:formula="of:=(SIN(([.I10]/[.$B$7])*[.$B$5])*[.$B$3])" office:value-type="float" office:value="80.567947088783" calcext:value-type="float">
            <text:p>081</text:p>
          </table:table-cell>
          <table:table-cell table:style-name="ce2" table:formula="of:=(SIN(([.J10]/[.$B$7])*[.$B$5])*[.$B$3])" office:value-type="float" office:value="89.8025612106915" calcext:value-type="float">
            <text:p>090</text:p>
          </table:table-cell>
          <table:table-cell table:style-name="ce2" table:formula="of:=(SIN(([.K10]/[.$B$7])*[.$B$5])*[.$B$3])" office:value-type="float" office:value="98.1723275770676" calcext:value-type="float">
            <text:p>098</text:p>
          </table:table-cell>
          <table:table-cell table:style-name="ce2" table:formula="of:=(SIN(([.L10]/[.$B$7])*[.$B$5])*[.$B$3])" office:value-type="float" office:value="105.596640762423" calcext:value-type="float">
            <text:p>106</text:p>
          </table:table-cell>
          <table:table-cell table:style-name="ce2" table:formula="of:=(SIN(([.M10]/[.$B$7])*[.$B$5])*[.$B$3])" office:value-type="float" office:value="112.004000572241" calcext:value-type="float">
            <text:p>112</text:p>
          </table:table-cell>
          <table:table-cell table:style-name="ce2" table:formula="of:=(SIN(([.N10]/[.$B$7])*[.$B$5])*[.$B$3])" office:value-type="float" office:value="117.332700628933" calcext:value-type="float">
            <text:p>117</text:p>
          </table:table-cell>
          <table:table-cell table:style-name="ce2" table:formula="of:=(SIN(([.O10]/[.$B$7])*[.$B$5])*[.$B$3])" office:value-type="float" office:value="121.531422637991" calcext:value-type="float">
            <text:p>122</text:p>
          </table:table-cell>
          <table:table-cell table:style-name="ce2" table:formula="of:=(SIN(([.P10]/[.$B$7])*[.$B$5])*[.$B$3])" office:value-type="float" office:value="124.55973061121" calcext:value-type="float">
            <text:p>125</text:p>
          </table:table-cell>
          <table:table-cell table:style-name="ce2" table:formula="of:=(SIN(([.Q10]/[.$B$7])*[.$B$5])*[.$B$3])" office:value-type="float" office:value="126.388460287369" calcext:value-type="float">
            <text:p>126</text:p>
          </table:table-cell>
          <table:table-cell table:style-name="ce2" table:formula="of:=(SIN(([.R10]/[.$B$7])*[.$B$5])*[.$B$3])" office:value-type="float" office:value="127" calcext:value-type="float">
            <text:p>127</text:p>
          </table:table-cell>
          <table:table-cell table:style-name="ce2" table:formula="of:=(SIN(([.S10]/[.$B$7])*[.$B$5])*[.$B$3])" office:value-type="float" office:value="126.388460287369" calcext:value-type="float">
            <text:p>126</text:p>
          </table:table-cell>
          <table:table-cell table:style-name="ce2" table:formula="of:=(SIN(([.T10]/[.$B$7])*[.$B$5])*[.$B$3])" office:value-type="float" office:value="124.55973061121" calcext:value-type="float">
            <text:p>125</text:p>
          </table:table-cell>
          <table:table-cell table:style-name="ce2" table:formula="of:=(SIN(([.U10]/[.$B$7])*[.$B$5])*[.$B$3])" office:value-type="float" office:value="121.531422637991" calcext:value-type="float">
            <text:p>122</text:p>
          </table:table-cell>
          <table:table-cell table:style-name="ce2" table:formula="of:=(SIN(([.V10]/[.$B$7])*[.$B$5])*[.$B$3])" office:value-type="float" office:value="117.332700628933" calcext:value-type="float">
            <text:p>117</text:p>
          </table:table-cell>
          <table:table-cell table:style-name="ce2" table:formula="of:=(SIN(([.W10]/[.$B$7])*[.$B$5])*[.$B$3])" office:value-type="float" office:value="112.004000572241" calcext:value-type="float">
            <text:p>112</text:p>
          </table:table-cell>
          <table:table-cell table:style-name="ce2" table:formula="of:=(SIN(([.X10]/[.$B$7])*[.$B$5])*[.$B$3])" office:value-type="float" office:value="105.596640762423" calcext:value-type="float">
            <text:p>106</text:p>
          </table:table-cell>
          <table:table-cell table:style-name="ce2" table:formula="of:=(SIN(([.Y10]/[.$B$7])*[.$B$5])*[.$B$3])" office:value-type="float" office:value="98.1723275770676" calcext:value-type="float">
            <text:p>098</text:p>
          </table:table-cell>
          <table:table-cell table:style-name="ce2" table:formula="of:=(SIN(([.Z10]/[.$B$7])*[.$B$5])*[.$B$3])" office:value-type="float" office:value="89.8025612106915" calcext:value-type="float">
            <text:p>090</text:p>
          </table:table-cell>
          <table:table-cell table:style-name="ce2" table:formula="of:=(SIN(([.AA10]/[.$B$7])*[.$B$5])*[.$B$3])" office:value-type="float" office:value="80.567947088783" calcext:value-type="float">
            <text:p>081</text:p>
          </table:table-cell>
          <table:table-cell table:style-name="ce2" table:formula="of:=(SIN(([.AB10]/[.$B$7])*[.$B$5])*[.$B$3])" office:value-type="float" office:value="70.5574195934895" calcext:value-type="float">
            <text:p>071</text:p>
          </table:table-cell>
          <table:table-cell table:style-name="ce2" table:formula="of:=(SIN(([.AC10]/[.$B$7])*[.$B$5])*[.$B$3])" office:value-type="float" office:value="59.8673855769017" calcext:value-type="float">
            <text:p>060</text:p>
          </table:table-cell>
          <table:table-cell table:style-name="ce2" table:formula="of:=(SIN(([.AD10]/[.$B$7])*[.$B$5])*[.$B$3])" office:value-type="float" office:value="48.6007959103664" calcext:value-type="float">
            <text:p>049</text:p>
          </table:table-cell>
          <table:table-cell table:style-name="ce2" table:formula="of:=(SIN(([.AE10]/[.$B$7])*[.$B$5])*[.$B$3])" office:value-type="float" office:value="36.8661540113167" calcext:value-type="float">
            <text:p>037</text:p>
          </table:table-cell>
          <table:table-cell table:style-name="ce2" table:formula="of:=(SIN(([.AF10]/[.$B$7])*[.$B$5])*[.$B$3])" office:value-type="float" office:value="24.7764708960483" calcext:value-type="float">
            <text:p>025</text:p>
          </table:table-cell>
          <table:table-cell table:style-name="ce2" table:formula="of:=(SIN(([.AG10]/[.$B$7])*[.$B$5])*[.$B$3])" office:value-type="float" office:value="12.4481768218542" calcext:value-type="float">
            <text:p>012</text:p>
          </table:table-cell>
          <table:table-cell table:style-name="ce2" table:formula="of:=(SIN(([.AH10]/[.$B$7])*[.$B$5])*[.$B$3])" office:value-type="float" office:value="0.0000000000000155530143491714" calcext:value-type="float">
            <text:p>000</text:p>
          </table:table-cell>
          <table:table-cell table:style-name="ce2" table:formula="of:=(SIN(([.AI10]/[.$B$7])*[.$B$5])*[.$B$3])" office:value-type="float" office:value="-12.4481768218542" calcext:value-type="float">
            <text:p>-012</text:p>
          </table:table-cell>
          <table:table-cell table:style-name="ce2" table:formula="of:=(SIN(([.AJ10]/[.$B$7])*[.$B$5])*[.$B$3])" office:value-type="float" office:value="-24.7764708960483" calcext:value-type="float">
            <text:p>-025</text:p>
          </table:table-cell>
          <table:table-cell table:style-name="ce2" table:formula="of:=(SIN(([.AK10]/[.$B$7])*[.$B$5])*[.$B$3])" office:value-type="float" office:value="-36.8661540113167" calcext:value-type="float">
            <text:p>-037</text:p>
          </table:table-cell>
          <table:table-cell table:style-name="ce2" table:formula="of:=(SIN(([.AL10]/[.$B$7])*[.$B$5])*[.$B$3])" office:value-type="float" office:value="-48.6007959103664" calcext:value-type="float">
            <text:p>-049</text:p>
          </table:table-cell>
          <table:table-cell table:style-name="ce2" table:formula="of:=(SIN(([.AM10]/[.$B$7])*[.$B$5])*[.$B$3])" office:value-type="float" office:value="-59.8673855769017" calcext:value-type="float">
            <text:p>-060</text:p>
          </table:table-cell>
          <table:table-cell table:style-name="ce2" table:formula="of:=(SIN(([.AN10]/[.$B$7])*[.$B$5])*[.$B$3])" office:value-type="float" office:value="-70.5574195934894" calcext:value-type="float">
            <text:p>-071</text:p>
          </table:table-cell>
          <table:table-cell table:style-name="ce2" table:formula="of:=(SIN(([.AO10]/[.$B$7])*[.$B$5])*[.$B$3])" office:value-type="float" office:value="-80.567947088783" calcext:value-type="float">
            <text:p>-081</text:p>
          </table:table-cell>
          <table:table-cell table:style-name="ce2" table:formula="of:=(SIN(([.AP10]/[.$B$7])*[.$B$5])*[.$B$3])" office:value-type="float" office:value="-89.8025612106915" calcext:value-type="float">
            <text:p>-090</text:p>
          </table:table-cell>
          <table:table-cell table:style-name="ce2" table:formula="of:=(SIN(([.AQ10]/[.$B$7])*[.$B$5])*[.$B$3])" office:value-type="float" office:value="-98.1723275770676" calcext:value-type="float">
            <text:p>-098</text:p>
          </table:table-cell>
          <table:table-cell table:style-name="ce2" table:formula="of:=(SIN(([.AR10]/[.$B$7])*[.$B$5])*[.$B$3])" office:value-type="float" office:value="-105.596640762423" calcext:value-type="float">
            <text:p>-106</text:p>
          </table:table-cell>
          <table:table-cell table:style-name="ce2" table:formula="of:=(SIN(([.AS10]/[.$B$7])*[.$B$5])*[.$B$3])" office:value-type="float" office:value="-112.004000572241" calcext:value-type="float">
            <text:p>-112</text:p>
          </table:table-cell>
          <table:table-cell table:style-name="ce2" table:formula="of:=(SIN(([.AT10]/[.$B$7])*[.$B$5])*[.$B$3])" office:value-type="float" office:value="-117.332700628933" calcext:value-type="float">
            <text:p>-117</text:p>
          </table:table-cell>
          <table:table-cell table:style-name="ce2" table:formula="of:=(SIN(([.AU10]/[.$B$7])*[.$B$5])*[.$B$3])" office:value-type="float" office:value="-121.531422637991" calcext:value-type="float">
            <text:p>-122</text:p>
          </table:table-cell>
          <table:table-cell table:style-name="ce2" table:formula="of:=(SIN(([.AV10]/[.$B$7])*[.$B$5])*[.$B$3])" office:value-type="float" office:value="-124.55973061121" calcext:value-type="float">
            <text:p>-125</text:p>
          </table:table-cell>
          <table:table-cell table:style-name="ce2" table:formula="of:=(SIN(([.AW10]/[.$B$7])*[.$B$5])*[.$B$3])" office:value-type="float" office:value="-126.388460287369" calcext:value-type="float">
            <text:p>-126</text:p>
          </table:table-cell>
          <table:table-cell table:style-name="ce2" table:formula="of:=(SIN(([.AX10]/[.$B$7])*[.$B$5])*[.$B$3])" office:value-type="float" office:value="-127" calcext:value-type="float">
            <text:p>-127</text:p>
          </table:table-cell>
          <table:table-cell table:style-name="ce2" table:formula="of:=(SIN(([.AY10]/[.$B$7])*[.$B$5])*[.$B$3])" office:value-type="float" office:value="-126.388460287369" calcext:value-type="float">
            <text:p>-126</text:p>
          </table:table-cell>
          <table:table-cell table:style-name="ce2" table:formula="of:=(SIN(([.AZ10]/[.$B$7])*[.$B$5])*[.$B$3])" office:value-type="float" office:value="-124.55973061121" calcext:value-type="float">
            <text:p>-125</text:p>
          </table:table-cell>
          <table:table-cell table:style-name="ce2" table:formula="of:=(SIN(([.BA10]/[.$B$7])*[.$B$5])*[.$B$3])" office:value-type="float" office:value="-121.531422637991" calcext:value-type="float">
            <text:p>-122</text:p>
          </table:table-cell>
          <table:table-cell table:style-name="ce2" table:formula="of:=(SIN(([.BB10]/[.$B$7])*[.$B$5])*[.$B$3])" office:value-type="float" office:value="-117.332700628933" calcext:value-type="float">
            <text:p>-117</text:p>
          </table:table-cell>
          <table:table-cell table:style-name="ce2" table:formula="of:=(SIN(([.BC10]/[.$B$7])*[.$B$5])*[.$B$3])" office:value-type="float" office:value="-112.004000572241" calcext:value-type="float">
            <text:p>-112</text:p>
          </table:table-cell>
          <table:table-cell table:style-name="ce2" table:formula="of:=(SIN(([.BD10]/[.$B$7])*[.$B$5])*[.$B$3])" office:value-type="float" office:value="-105.596640762423" calcext:value-type="float">
            <text:p>-106</text:p>
          </table:table-cell>
          <table:table-cell table:style-name="ce2" table:formula="of:=(SIN(([.BE10]/[.$B$7])*[.$B$5])*[.$B$3])" office:value-type="float" office:value="-98.1723275770676" calcext:value-type="float">
            <text:p>-098</text:p>
          </table:table-cell>
          <table:table-cell table:style-name="ce2" table:formula="of:=(SIN(([.BF10]/[.$B$7])*[.$B$5])*[.$B$3])" office:value-type="float" office:value="-89.8025612106916" calcext:value-type="float">
            <text:p>-090</text:p>
          </table:table-cell>
          <table:table-cell table:style-name="ce2" table:formula="of:=(SIN(([.BG10]/[.$B$7])*[.$B$5])*[.$B$3])" office:value-type="float" office:value="-80.567947088783" calcext:value-type="float">
            <text:p>-081</text:p>
          </table:table-cell>
          <table:table-cell table:style-name="ce2" table:formula="of:=(SIN(([.BH10]/[.$B$7])*[.$B$5])*[.$B$3])" office:value-type="float" office:value="-70.5574195934895" calcext:value-type="float">
            <text:p>-071</text:p>
          </table:table-cell>
          <table:table-cell table:style-name="ce2" table:formula="of:=(SIN(([.BI10]/[.$B$7])*[.$B$5])*[.$B$3])" office:value-type="float" office:value="-59.8673855769017" calcext:value-type="float">
            <text:p>-060</text:p>
          </table:table-cell>
          <table:table-cell table:style-name="ce2" table:formula="of:=(SIN(([.BJ10]/[.$B$7])*[.$B$5])*[.$B$3])" office:value-type="float" office:value="-48.6007959103665" calcext:value-type="float">
            <text:p>-049</text:p>
          </table:table-cell>
          <table:table-cell table:style-name="ce2" table:formula="of:=(SIN(([.BK10]/[.$B$7])*[.$B$5])*[.$B$3])" office:value-type="float" office:value="-36.8661540113167" calcext:value-type="float">
            <text:p>-037</text:p>
          </table:table-cell>
          <table:table-cell table:style-name="ce2" table:formula="of:=(SIN(([.BL10]/[.$B$7])*[.$B$5])*[.$B$3])" office:value-type="float" office:value="-24.7764708960483" calcext:value-type="float">
            <text:p>-025</text:p>
          </table:table-cell>
          <table:table-cell table:style-name="ce2" table:formula="of:=(SIN(([.BM10]/[.$B$7])*[.$B$5])*[.$B$3])" office:value-type="float" office:value="-12.4481768218542" calcext:value-type="float">
            <text:p>-012</text:p>
          </table:table-cell>
        </table:table-row>
      </table:table>
      <table:table table:name="env calc" table:style-name="ta1">
        <table:table-column table:style-name="co2" table:number-columns-repeated="22" table:default-cell-style-name="Default"/>
        <table:table-row table:style-name="ro2">
          <table:table-cell office:value-type="string" calcext:value-type="string">
            <text:p>env alg</text:p>
          </table:table-cell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max</text:p>
          </table:table-cell>
          <table:table-cell office:value-type="float" office:value="56635" calcext:value-type="float">
            <text:p>56635</text:p>
          </table:table-cell>
          <table:table-cell table:number-columns-repeated="20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[.B4]" office:value-type="float" office:value="56635" calcext:value-type="float">
            <text:p>56635</text:p>
          </table:table-cell>
          <table:table-cell table:formula="of:=[.B12]-([.B12]/4)" office:value-type="float" office:value="42476.25" calcext:value-type="float">
            <text:p>42476.25</text:p>
          </table:table-cell>
          <table:table-cell table:formula="of:=[.C12]-([.C12]/4)" office:value-type="float" office:value="31857.1875" calcext:value-type="float">
            <text:p>31857.1875</text:p>
          </table:table-cell>
          <table:table-cell table:formula="of:=[.D12]-([.D12]/4)" office:value-type="float" office:value="23892.890625" calcext:value-type="float">
            <text:p>23892.890625</text:p>
          </table:table-cell>
          <table:table-cell table:formula="of:=[.E12]-([.E12]/4)" office:value-type="float" office:value="17919.66796875" calcext:value-type="float">
            <text:p>17919.66796875</text:p>
          </table:table-cell>
          <table:table-cell table:formula="of:=[.F12]-([.F12]/4)" office:value-type="float" office:value="13439.7509765625" calcext:value-type="float">
            <text:p>13439.7509765625</text:p>
          </table:table-cell>
          <table:table-cell table:formula="of:=[.G12]-([.G12]/4)" office:value-type="float" office:value="10079.8132324219" calcext:value-type="float">
            <text:p>10079.8132324219</text:p>
          </table:table-cell>
          <table:table-cell table:formula="of:=[.H12]-([.H12]/4)" office:value-type="float" office:value="7559.85992431641" calcext:value-type="float">
            <text:p>7559.8599243164</text:p>
          </table:table-cell>
          <table:table-cell table:formula="of:=[.I12]-([.I12]/4)" office:value-type="float" office:value="5669.8949432373" calcext:value-type="float">
            <text:p>5669.8949432373</text:p>
          </table:table-cell>
          <table:table-cell table:formula="of:=[.J12]-([.J12]/4)" office:value-type="float" office:value="4252.42120742798" calcext:value-type="float">
            <text:p>4252.421207428</text:p>
          </table:table-cell>
          <table:table-cell table:formula="of:=[.K12]-([.K12]/4)" office:value-type="float" office:value="3189.31590557098" calcext:value-type="float">
            <text:p>3189.315905571</text:p>
          </table:table-cell>
          <table:table-cell table:formula="of:=[.L12]-([.L12]/4)" office:value-type="float" office:value="2391.98692917824" calcext:value-type="float">
            <text:p>2391.9869291782</text:p>
          </table:table-cell>
          <table:table-cell table:formula="of:=[.M12]-([.M12]/4)" office:value-type="float" office:value="1793.99019688368" calcext:value-type="float">
            <text:p>1793.9901968837</text:p>
          </table:table-cell>
          <table:table-cell table:formula="of:=[.N12]-([.N12]/4)" office:value-type="float" office:value="1345.49264766276" calcext:value-type="float">
            <text:p>1345.4926476628</text:p>
          </table:table-cell>
          <table:table-cell table:formula="of:=[.O12]-([.O12]/4)" office:value-type="float" office:value="1009.11948574707" calcext:value-type="float">
            <text:p>1009.1194857471</text:p>
          </table:table-cell>
          <table:table-cell table:formula="of:=[.P12]-([.P12]/4)" office:value-type="float" office:value="756.839614310302" calcext:value-type="float">
            <text:p>756.839614310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5:08:31.939000000</meta:creation-date>
    <meta:generator>LibreOffice/4.1.0.4$Windows_x86 LibreOffice_project/89ea49ddacd9aa532507cbf852f2bb22b1ace28</meta:generator>
    <dc:date>2015-07-31T17:06:25.434000000</dc:date>
    <meta:editing-duration>P0D</meta:editing-duration>
    <meta:editing-cycles>3</meta:editing-cycles>
    <meta:document-statistic meta:table-count="2" meta:cell-count="181" meta:object-count="0"/>
  </office:meta>
</office:document-meta>
</file>